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6">
      <style:table-cell-properties fo:background-color="#cc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0"/>
    <style:style style:name="ce8" style:family="table-cell" style:parent-style-name="Default" style:data-style-name="N120">
      <style:table-cell-properties fo:background-color="#ccccff"/>
      <style:text-properties fo:font-weight="bold" style:font-weight-asian="bold" style:font-weight-complex="bold"/>
    </style:style>
    <style:style style:name="ce9" style:family="table-cell" style:parent-style-name="Default" style:data-style-name="N121"/>
    <style:style style:name="ce10" style:family="table-cell" style:parent-style-name="Default" style:data-style-name="N121">
      <style:table-cell-properties fo:background-color="#ccccff"/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ext-properties fo:font-size="12pt" fo:language="en" fo:country="US" style:font-name-asian="Arial" style:language-asian="en" style:country-asian="US" style:font-name-complex="Arial" style:font-size-complex="6.80000019073486pt" style:language-complex="en" style:country-complex="US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TeamList.H5">
          <table:error-message table:message-type="stop" table:title="Error - Alert!" table:display="true">
            <text:p>Numbers only please</text:p>
          </table:error-message>
        </table:content-validation>
      </table:content-validations>
      <table:table table:name="Team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/>
          <table:table-cell table:number-columns-repeated="2"/>
          <table:table-cell office:value-type="string">
            <text:p>No in Team</text:p>
          </table:table-cell>
          <table:table-cell/>
          <table:table-cell office:value-type="string">
            <text:p>No of <text:s/>people over 39</text:p>
          </table:table-cell>
          <table:table-cell office:value-type="string">
            <text:p>Missing phone No.</text:p>
          </table:table-cell>
          <table:table-cell office:value-type="string">
            <text:p>Phone No.</text:p>
            <text:p>Showing</text:p>
          </table:table-cell>
          <table:table-cell table:number-columns-repeated="2"/>
          <table:table-cell office:value-type="string">
            <text:p>No of People</text:p>
            <text:p>In Accounting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Team contact list</text:p>
          </table:table-cell>
          <table:table-cell/>
          <table:table-cell table:style-name="ce4" table:formula="of:=COUNTIF([.B5:.B34];&quot;&lt;&gt;&quot;&quot;&quot;)" office:value-type="float" office:value="30">
            <text:p>30</text:p>
          </table:table-cell>
          <table:table-cell/>
          <table:table-cell table:style-name="ce4" table:formula="of:=COUNTIF([.E5:.E34];&quot;&gt;39&quot;)" office:value-type="float" office:value="18">
            <text:p>18</text:p>
          </table:table-cell>
          <table:table-cell table:style-name="ce4" table:formula="of:=COUNTBLANK([.F5:.F34])" office:value-type="float" office:value="6">
            <text:p>6</text:p>
          </table:table-cell>
          <table:table-cell table:style-name="ce4" table:formula="of:=COUNTIF([.F5:.F34];&quot;&lt;&gt;&quot;&quot;&quot;)" office:value-type="float" office:value="24">
            <text:p>24</text:p>
          </table:table-cell>
          <table:table-cell table:style-name="ce4" table:number-columns-repeated="2"/>
          <table:table-cell table:style-name="ce4" table:formula="of:=COUNTIF([.K5:.K34];&quot;=Accounting&quot;)" office:value-type="float" office:value="11">
            <text:p>11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5" office:value-type="string">
            <text:p>Birthdate</text:p>
          </table:table-cell>
          <table:table-cell table:style-name="ce5" office:value-type="string">
            <text:p>Age</text:p>
          </table:table-cell>
          <table:table-cell table:style-name="ce8" office:value-type="string">
            <text:p>Phone number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city</text:p>
          </table:table-cell>
          <table:table-cell table:style-name="ce2" office:value-type="string">
            <text:p>state </text:p>
          </table:table-cell>
          <table:table-cell table:style-name="ce10" office:value-type="string">
            <text:p>zip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Grou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aylor</text:p>
          </table:table-cell>
          <table:table-cell office:value-type="string">
            <text:p>Mark</text:p>
          </table:table-cell>
          <table:table-cell office:value-type="date" office:date-value="1988-07-10">
            <text:p>07/10/1988</text:p>
          </table:table-cell>
          <table:table-cell table:style-name="ce6" table:formula="of:=(TODAY()-[.D5])/365.25" office:value-type="float" office:value="23.0937713894593">
            <text:p>23</text:p>
          </table:table-cell>
          <table:table-cell office:value-type="float" office:value="5055552839">
            <text:p>(505) 555-2839</text:p>
          </table:table-cell>
          <table:table-cell office:value-type="string">
            <text:p>3957 Willow</text:p>
          </table:table-cell>
          <table:table-cell office:value-type="string">
            <text:p>Georgetown</text:p>
          </table:table-cell>
          <table:table-cell office:value-type="string">
            <text:p>HI</text:p>
          </table:table-cell>
          <table:table-cell table:content-validation-name="val1" office:value-type="float" office:value="4317">
            <text:p>04317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  <table:table-cell/>
          <table:table-cell table:style-name="ce12" table:formula="of:=RANDBETWEEN(15707; 33969)" office:value-type="float" office:value="33344">
            <text:p>33344</text:p>
          </table:table-cell>
        </table:table-row>
        <table:table-row table:style-name="ro3">
          <table:table-cell/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date" office:date-value="1992-01-15">
            <text:p>01/15/1992</text:p>
          </table:table-cell>
          <table:table-cell table:style-name="ce6" table:formula="of:=(TODAY()-[.D6])/365.25" office:value-type="float" office:value="19.5783709787817">
            <text:p>20</text:p>
          </table:table-cell>
          <table:table-cell office:value-type="float" office:value="2125551234">
            <text:p>(212) 555-1234</text:p>
          </table:table-cell>
          <table:table-cell office:value-type="string">
            <text:p>35123 Main st.</text:p>
          </table:table-cell>
          <table:table-cell office:value-type="string">
            <text:p>Springfield</text:p>
          </table:table-cell>
          <table:table-cell office:value-type="string">
            <text:p>AZ</text:p>
          </table:table-cell>
          <table:table-cell office:value-type="float" office:value="12345">
            <text:p>12345</text:p>
          </table:table-cell>
          <table:table-cell office:value-type="string">
            <text:p>Accounting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24247">
            <text:p>24247</text:p>
          </table:table-cell>
        </table:table-row>
        <table:table-row table:style-name="ro3">
          <table:table-cell/>
          <table:table-cell office:value-type="string">
            <text:p>Walker</text:p>
          </table:table-cell>
          <table:table-cell office:value-type="string">
            <text:p>Ruth</text:p>
          </table:table-cell>
          <table:table-cell office:value-type="date" office:date-value="1950-04-06">
            <text:p>04/06/1950</text:p>
          </table:table-cell>
          <table:table-cell table:style-name="ce6" table:formula="of:=(TODAY()-[.D7])/365.25" office:value-type="float" office:value="61.3552361396304">
            <text:p>61</text:p>
          </table:table-cell>
          <table:table-cell office:value-type="float" office:value="7015550313">
            <text:p>(701) 555-0313</text:p>
          </table:table-cell>
          <table:table-cell office:value-type="string">
            <text:p>1218 Beech</text:p>
          </table:table-cell>
          <table:table-cell office:value-type="string">
            <text:p>Hudson</text:p>
          </table:table-cell>
          <table:table-cell office:value-type="string">
            <text:p>VA</text:p>
          </table:table-cell>
          <table:table-cell office:value-type="float" office:value="68499">
            <text:p>68499</text:p>
          </table:table-cell>
          <table:table-cell office:value-type="string">
            <text:p>Management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18696">
            <text:p>18696</text:p>
          </table:table-cell>
        </table:table-row>
        <table:table-row table:style-name="ro3">
          <table:table-cell/>
          <table:table-cell office:value-type="string">
            <text:p>Johnson</text:p>
          </table:table-cell>
          <table:table-cell office:value-type="string">
            <text:p>Robert</text:p>
          </table:table-cell>
          <table:table-cell office:value-type="date" office:date-value="1964-06-26">
            <text:p>06/26/1964</text:p>
          </table:table-cell>
          <table:table-cell table:style-name="ce6" table:formula="of:=(TODAY()-[.D8])/365.25" office:value-type="float" office:value="47.1321013004791">
            <text:p>47</text:p>
          </table:table-cell>
          <table:table-cell office:value-type="float" office:value="3135551987">
            <text:p>(313) 555-1987</text:p>
          </table:table-cell>
          <table:table-cell office:value-type="string">
            <text:p>7886 Oak</text:p>
          </table:table-cell>
          <table:table-cell office:value-type="string">
            <text:p>Clinton</text:p>
          </table:table-cell>
          <table:table-cell office:value-type="string">
            <text:p>AK</text:p>
          </table:table-cell>
          <table:table-cell office:value-type="float" office:value="68499">
            <text:p>68499</text:p>
          </table:table-cell>
          <table:table-cell office:value-type="string">
            <text:p>Security</text:p>
          </table:table-cell>
          <table:table-cell office:value-type="string">
            <text:p>Group A</text:p>
          </table:table-cell>
          <table:table-cell table:style-name="ce11"/>
          <table:table-cell table:style-name="ce12" table:formula="of:=RANDBETWEEN(15707; 33969)" office:value-type="float" office:value="27109">
            <text:p>27109</text:p>
          </table:table-cell>
        </table:table-row>
        <table:table-row table:style-name="ro3">
          <table:table-cell/>
          <table:table-cell office:value-type="string">
            <text:p>Davis</text:p>
          </table:table-cell>
          <table:table-cell office:value-type="string">
            <text:p>Richard</text:p>
          </table:table-cell>
          <table:table-cell office:value-type="date" office:date-value="1944-07-20">
            <text:p>07/20/1944</text:p>
          </table:table-cell>
          <table:table-cell table:style-name="ce6" table:formula="of:=(TODAY()-[.D9])/365.25" office:value-type="float" office:value="67.066392881588">
            <text:p>67</text:p>
          </table:table-cell>
          <table:table-cell office:value-type="float" office:value="8585553053">
            <text:p>(858) 555-3053</text:p>
          </table:table-cell>
          <table:table-cell office:value-type="string">
            <text:p>3837 Ash</text:p>
          </table:table-cell>
          <table:table-cell office:value-type="string">
            <text:p>Fairview</text:p>
          </table:table-cell>
          <table:table-cell office:value-type="string">
            <text:p>DE</text:p>
          </table:table-cell>
          <table:table-cell office:value-type="float" office:value="35829">
            <text:p>35829</text:p>
          </table:table-cell>
          <table:table-cell office:value-type="string">
            <text:p>Accounting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27299">
            <text:p>27299</text:p>
          </table:table-cell>
        </table:table-row>
        <table:table-row table:style-name="ro3">
          <table:table-cell/>
          <table:table-cell office:value-type="string">
            <text:p>Thompson</text:p>
          </table:table-cell>
          <table:table-cell office:value-type="string">
            <text:p>Donald</text:p>
          </table:table-cell>
          <table:table-cell office:value-type="date" office:date-value="1992-11-13">
            <text:p>11/13/1992</text:p>
          </table:table-cell>
          <table:table-cell table:style-name="ce6" table:formula="of:=(TODAY()-[.D10])/365.25" office:value-type="float" office:value="18.7488021902806">
            <text:p>19</text:p>
          </table:table-cell>
          <table:table-cell/>
          <table:table-cell office:value-type="string">
            <text:p>11284 Cottenwood</text:p>
          </table:table-cell>
          <table:table-cell office:value-type="string">
            <text:p>Milton</text:p>
          </table:table-cell>
          <table:table-cell office:value-type="string">
            <text:p>ME</text:p>
          </table:table-cell>
          <table:table-cell office:value-type="float" office:value="30267">
            <text:p>30267</text:p>
          </table:table-cell>
          <table:table-cell office:value-type="string">
            <text:p>Management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30511">
            <text:p>30511</text:p>
          </table:table-cell>
        </table:table-row>
        <table:table-row table:style-name="ro3">
          <table:table-cell/>
          <table:table-cell office:value-type="string">
            <text:p>White</text:p>
          </table:table-cell>
          <table:table-cell office:value-type="string">
            <text:p>Elizabeth</text:p>
          </table:table-cell>
          <table:table-cell office:value-type="date" office:date-value="1987-03-27">
            <text:p>03/27/1987</text:p>
          </table:table-cell>
          <table:table-cell table:style-name="ce6" table:formula="of:=(TODAY()-[.D11])/365.25" office:value-type="float" office:value="24.3832991101985">
            <text:p>24</text:p>
          </table:table-cell>
          <table:table-cell office:value-type="float" office:value="9715555758">
            <text:p>(971) 555-5758</text:p>
          </table:table-cell>
          <table:table-cell office:value-type="string">
            <text:p>1323 Chestnut</text:p>
          </table:table-cell>
          <table:table-cell office:value-type="string">
            <text:p>Oxford</text:p>
          </table:table-cell>
          <table:table-cell office:value-type="string">
            <text:p>KS</text:p>
          </table:table-cell>
          <table:table-cell office:value-type="float" office:value="2304">
            <text:p>02304</text:p>
          </table:table-cell>
          <table:table-cell office:value-type="string">
            <text:p>Accounting</text:p>
          </table:table-cell>
          <table:table-cell office:value-type="string">
            <text:p>Group A</text:p>
          </table:table-cell>
          <table:table-cell/>
          <table:table-cell table:style-name="ce12" table:formula="of:=RANDBETWEEN(15707; 33969)" office:value-type="float" office:value="15871">
            <text:p>15871</text:p>
          </table:table-cell>
        </table:table-row>
        <table:table-row table:style-name="ro3">
          <table:table-cell/>
          <table:table-cell office:value-type="string">
            <text:p>Brown</text:p>
          </table:table-cell>
          <table:table-cell office:value-type="string">
            <text:p>David</text:p>
          </table:table-cell>
          <table:table-cell office:value-type="date" office:date-value="1946-08-11">
            <text:p>08/11/1946</text:p>
          </table:table-cell>
          <table:table-cell table:style-name="ce6" table:formula="of:=(TODAY()-[.D12])/365.25" office:value-type="float" office:value="65.0075290896646">
            <text:p>65</text:p>
          </table:table-cell>
          <table:table-cell office:value-type="float" office:value="2125553053">
            <text:p>(212) 555-3053</text:p>
          </table:table-cell>
          <table:table-cell office:value-type="string">
            <text:p>2347 Mahogany</text:p>
          </table:table-cell>
          <table:table-cell office:value-type="string">
            <text:p>Salem</text:p>
          </table:table-cell>
          <table:table-cell office:value-type="string">
            <text:p>CT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A</text:p>
          </table:table-cell>
          <table:table-cell/>
          <table:table-cell table:style-name="ce12" table:formula="of:=RANDBETWEEN(15707; 33969)" office:value-type="float" office:value="28382">
            <text:p>28382</text:p>
          </table:table-cell>
        </table:table-row>
        <table:table-row table:style-name="ro3">
          <table:table-cell/>
          <table:table-cell office:value-type="string">
            <text:p>Wright</text:p>
          </table:table-cell>
          <table:table-cell office:value-type="string">
            <text:p>George</text:p>
          </table:table-cell>
          <table:table-cell office:value-type="date" office:date-value="1984-10-13">
            <text:p>10/13/1984</text:p>
          </table:table-cell>
          <table:table-cell table:style-name="ce6" table:formula="of:=(TODAY()-[.D13])/365.25" office:value-type="float" office:value="26.8336755646817">
            <text:p>27</text:p>
          </table:table-cell>
          <table:table-cell office:value-type="float" office:value="9135553053">
            <text:p>(913) 555-3053</text:p>
          </table:table-cell>
          <table:table-cell office:value-type="string">
            <text:p>3713 Walnut</text:p>
          </table:table-cell>
          <table:table-cell office:value-type="string">
            <text:p>Centerville</text:p>
          </table:table-cell>
          <table:table-cell office:value-type="string">
            <text:p>WY</text:p>
          </table:table-cell>
          <table:table-cell office:value-type="float" office:value="36216">
            <text:p>36216</text:p>
          </table:table-cell>
          <table:table-cell office:value-type="string">
            <text:p>IT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32552">
            <text:p>32552</text:p>
          </table:table-cell>
        </table:table-row>
        <table:table-row table:style-name="ro3">
          <table:table-cell/>
          <table:table-cell office:value-type="string">
            <text:p>Martinez</text:p>
          </table:table-cell>
          <table:table-cell office:value-type="string">
            <text:p>Helen</text:p>
          </table:table-cell>
          <table:table-cell office:value-type="date" office:date-value="1965-03-04">
            <text:p>03/04/1965</text:p>
          </table:table-cell>
          <table:table-cell table:style-name="ce6" table:formula="of:=(TODAY()-[.D14])/365.25" office:value-type="float" office:value="46.444900752909">
            <text:p>46</text:p>
          </table:table-cell>
          <table:table-cell office:value-type="float" office:value="8185557141">
            <text:p>(818) 555-7141</text:p>
          </table:table-cell>
          <table:table-cell office:value-type="string">
            <text:p>9789 Redwood</text:p>
          </table:table-cell>
          <table:table-cell office:value-type="string">
            <text:p>Dayton</text:p>
          </table:table-cell>
          <table:table-cell office:value-type="string">
            <text:p>MA</text:p>
          </table:table-cell>
          <table:table-cell office:value-type="float" office:value="68499">
            <text:p>68499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  <table:table-cell/>
          <table:table-cell table:style-name="ce12" table:formula="of:=RANDBETWEEN(15707; 33969)" office:value-type="float" office:value="25088">
            <text:p>25088</text:p>
          </table:table-cell>
        </table:table-row>
        <table:table-row table:style-name="ro3">
          <table:table-cell/>
          <table:table-cell office:value-type="string">
            <text:p>Smith</text:p>
          </table:table-cell>
          <table:table-cell office:value-type="string">
            <text:p>James</text:p>
          </table:table-cell>
          <table:table-cell office:value-type="date" office:date-value="1982-10-27">
            <text:p>10/27/1982</text:p>
          </table:table-cell>
          <table:table-cell table:style-name="ce6" table:formula="of:=(TODAY()-[.D15])/365.25" office:value-type="float" office:value="28.7967145790554">
            <text:p>29</text:p>
          </table:table-cell>
          <table:table-cell/>
          <table:table-cell office:value-type="string">
            <text:p>123 Maple</text:p>
          </table:table-cell>
          <table:table-cell office:value-type="string">
            <text:p>Franklin</text:p>
          </table:table-cell>
          <table:table-cell office:value-type="string">
            <text:p>MI</text:p>
          </table:table-cell>
          <table:table-cell office:value-type="float" office:value="4317">
            <text:p>04317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16282">
            <text:p>16282</text:p>
          </table:table-cell>
        </table:table-row>
        <table:table-row table:style-name="ro3">
          <table:table-cell/>
          <table:table-cell office:value-type="string">
            <text:p>Green</text:p>
          </table:table-cell>
          <table:table-cell office:value-type="string">
            <text:p>Edward</text:p>
          </table:table-cell>
          <table:table-cell office:value-type="date" office:date-value="1947-11-02">
            <text:p>11/02/1947</text:p>
          </table:table-cell>
          <table:table-cell table:style-name="ce6" table:formula="of:=(TODAY()-[.D16])/365.25" office:value-type="float" office:value="63.7809719370294">
            <text:p>64</text:p>
          </table:table-cell>
          <table:table-cell office:value-type="float" office:value="9035555353">
            <text:p>(903) 555-5353</text:p>
          </table:table-cell>
          <table:table-cell office:value-type="string">
            <text:p>5555 Tree</text:p>
          </table:table-cell>
          <table:table-cell office:value-type="string">
            <text:p>Newport</text:p>
          </table:table-cell>
          <table:table-cell office:value-type="string">
            <text:p>MT</text:p>
          </table:table-cell>
          <table:table-cell office:value-type="float" office:value="38596">
            <text:p>38596</text:p>
          </table:table-cell>
          <table:table-cell office:value-type="string">
            <text:p>Management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29238">
            <text:p>29238</text:p>
          </table:table-cell>
        </table:table-row>
        <table:table-row table:style-name="ro3">
          <table:table-cell/>
          <table:table-cell office:value-type="string">
            <text:p>Lee</text:p>
          </table:table-cell>
          <table:table-cell office:value-type="string">
            <text:p>Donna</text:p>
          </table:table-cell>
          <table:table-cell office:value-type="date" office:date-value="1990-08-31">
            <text:p>08/31/1990</text:p>
          </table:table-cell>
          <table:table-cell table:style-name="ce6" table:formula="of:=(TODAY()-[.D17])/365.25" office:value-type="float" office:value="20.952772073922">
            <text:p>21</text:p>
          </table:table-cell>
          <table:table-cell office:value-type="float" office:value="5155558963">
            <text:p>(515) 555-8963</text:p>
          </table:table-cell>
          <table:table-cell office:value-type="string">
            <text:p>73621 Gum</text:p>
          </table:table-cell>
          <table:table-cell office:value-type="string">
            <text:p>Kingston</text:p>
          </table:table-cell>
          <table:table-cell office:value-type="string">
            <text:p>VT</text:p>
          </table:table-cell>
          <table:table-cell office:value-type="float" office:value="43117">
            <text:p>43117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  <table:table-cell/>
          <table:table-cell table:style-name="ce12" table:formula="of:=RANDBETWEEN(15707; 33969)" office:value-type="float" office:value="32316">
            <text:p>32316</text:p>
          </table:table-cell>
        </table:table-row>
        <table:table-row table:style-name="ro3">
          <table:table-cell/>
          <table:table-cell office:value-type="string">
            <text:p>Lopez</text:p>
          </table:table-cell>
          <table:table-cell office:value-type="string">
            <text:p>Kenneth</text:p>
          </table:table-cell>
          <table:table-cell office:value-type="date" office:date-value="1948-03-27">
            <text:p>03/27/1948</text:p>
          </table:table-cell>
          <table:table-cell table:style-name="ce6" table:formula="of:=(TODAY()-[.D18])/365.25" office:value-type="float" office:value="63.3812457221081">
            <text:p>63</text:p>
          </table:table-cell>
          <table:table-cell/>
          <table:table-cell office:value-type="string">
            <text:p>19257 Hawthorne</text:p>
          </table:table-cell>
          <table:table-cell office:value-type="string">
            <text:p>Oakland</text:p>
          </table:table-cell>
          <table:table-cell office:value-type="string">
            <text:p>NH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29533">
            <text:p>29533</text:p>
          </table:table-cell>
        </table:table-row>
        <table:table-row table:style-name="ro3">
          <table:table-cell/>
          <table:table-cell office:value-type="string">
            <text:p>Moore</text:p>
          </table:table-cell>
          <table:table-cell office:value-type="string">
            <text:p>Joseph</text:p>
          </table:table-cell>
          <table:table-cell office:value-type="date" office:date-value="1943-04-21">
            <text:p>04/21/1943</text:p>
          </table:table-cell>
          <table:table-cell table:style-name="ce6" table:formula="of:=(TODAY()-[.D19])/365.25" office:value-type="float" office:value="68.3148528405202">
            <text:p>68</text:p>
          </table:table-cell>
          <table:table-cell office:value-type="float" office:value="6615551234">
            <text:p>(661) 555-1234</text:p>
          </table:table-cell>
          <table:table-cell office:value-type="string">
            <text:p>3950 Dogwood</text:p>
          </table:table-cell>
          <table:table-cell office:value-type="string">
            <text:p>Washington</text:p>
          </table:table-cell>
          <table:table-cell office:value-type="string">
            <text:p>GA</text:p>
          </table:table-cell>
          <table:table-cell office:value-type="float" office:value="30267">
            <text:p>30267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  <table:table-cell/>
          <table:table-cell table:style-name="ce12" table:formula="of:=RANDBETWEEN(15707; 33969)" office:value-type="float" office:value="32577">
            <text:p>32577</text:p>
          </table:table-cell>
        </table:table-row>
        <table:table-row table:style-name="ro3">
          <table:table-cell/>
          <table:table-cell office:value-type="string">
            <text:p>Jones</text:p>
          </table:table-cell>
          <table:table-cell office:value-type="string">
            <text:p>William</text:p>
          </table:table-cell>
          <table:table-cell office:value-type="date" office:date-value="1951-11-26">
            <text:p>11/26/1951</text:p>
          </table:table-cell>
          <table:table-cell table:style-name="ce6" table:formula="of:=(TODAY()-[.D20])/365.25" office:value-type="float" office:value="59.7152635181383">
            <text:p>60</text:p>
          </table:table-cell>
          <table:table-cell office:value-type="float" office:value="7545552341">
            <text:p>(754) 555-2341</text:p>
          </table:table-cell>
          <table:table-cell office:value-type="string">
            <text:p>926 Cherry</text:p>
          </table:table-cell>
          <table:table-cell office:value-type="string">
            <text:p>Greenville</text:p>
          </table:table-cell>
          <table:table-cell office:value-type="string">
            <text:p>CA</text:p>
          </table:table-cell>
          <table:table-cell office:value-type="float" office:value="36216">
            <text:p>36216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  <table:table-cell/>
          <table:table-cell table:style-name="ce12" table:formula="of:=RANDBETWEEN(15707; 33969)" office:value-type="float" office:value="24625">
            <text:p>24625</text:p>
          </table:table-cell>
        </table:table-row>
        <table:table-row table:style-name="ro3">
          <table:table-cell/>
          <table:table-cell office:value-type="string">
            <text:p>Rodriguez</text:p>
          </table:table-cell>
          <table:table-cell office:value-type="string">
            <text:p>Lisa</text:p>
          </table:table-cell>
          <table:table-cell office:value-type="date" office:date-value="1978-04-16">
            <text:p>04/16/1978</text:p>
          </table:table-cell>
          <table:table-cell table:style-name="ce6" table:formula="of:=(TODAY()-[.D21])/365.25" office:value-type="float" office:value="33.3278576317591">
            <text:p>33</text:p>
          </table:table-cell>
          <table:table-cell office:value-type="float" office:value="2895351135">
            <text:p>(289) 535-1135</text:p>
          </table:table-cell>
          <table:table-cell office:value-type="string">
            <text:p>838 Elm</text:p>
          </table:table-cell>
          <table:table-cell office:value-type="string">
            <text:p>Riverside</text:p>
          </table:table-cell>
          <table:table-cell office:value-type="string">
            <text:p>NY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25243">
            <text:p>25243</text:p>
          </table:table-cell>
        </table:table-row>
        <table:table-row table:style-name="ro3">
          <table:table-cell/>
          <table:table-cell office:value-type="string">
            <text:p>Thomas</text:p>
          </table:table-cell>
          <table:table-cell office:value-type="string">
            <text:p>Linda</text:p>
          </table:table-cell>
          <table:table-cell office:value-type="date" office:date-value="1966-11-09">
            <text:p>11/09/1966</text:p>
          </table:table-cell>
          <table:table-cell table:style-name="ce6" table:formula="of:=(TODAY()-[.D22])/365.25" office:value-type="float" office:value="44.7611225188227">
            <text:p>45</text:p>
          </table:table-cell>
          <table:table-cell office:value-type="float" office:value="6505552960">
            <text:p>(650) 555-2960</text:p>
          </table:table-cell>
          <table:table-cell office:value-type="string">
            <text:p>9283 Cedar</text:p>
          </table:table-cell>
          <table:table-cell office:value-type="string">
            <text:p>Burlington</text:p>
          </table:table-cell>
          <table:table-cell office:value-type="string">
            <text:p>IL</text:p>
          </table:table-cell>
          <table:table-cell office:value-type="float" office:value="12345">
            <text:p>12345</text:p>
          </table:table-cell>
          <table:table-cell office:value-type="string">
            <text:p>Marketing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33490">
            <text:p>33490</text:p>
          </table:table-cell>
        </table:table-row>
        <table:table-row table:style-name="ro3">
          <table:table-cell/>
          <table:table-cell office:value-type="string">
            <text:p>Jackson</text:p>
          </table:table-cell>
          <table:table-cell office:value-type="string">
            <text:p>Barbara</text:p>
          </table:table-cell>
          <table:table-cell office:value-type="date" office:date-value="1950-02-05">
            <text:p>02/05/1950</text:p>
          </table:table-cell>
          <table:table-cell table:style-name="ce6" table:formula="of:=(TODAY()-[.D23])/365.25" office:value-type="float" office:value="61.5195071868583">
            <text:p>62</text:p>
          </table:table-cell>
          <table:table-cell/>
          <table:table-cell office:value-type="string">
            <text:p>4848 Ivy</text:p>
          </table:table-cell>
          <table:table-cell office:value-type="string">
            <text:p>Manchester</text:p>
          </table:table-cell>
          <table:table-cell office:value-type="string">
            <text:p>IN</text:p>
          </table:table-cell>
          <table:table-cell office:value-type="float" office:value="36216">
            <text:p>36216</text:p>
          </table:table-cell>
          <table:table-cell office:value-type="string">
            <text:p>Marketing</text:p>
          </table:table-cell>
          <table:table-cell office:value-type="string">
            <text:p>Group A</text:p>
          </table:table-cell>
          <table:table-cell/>
          <table:table-cell table:style-name="ce12" table:formula="of:=RANDBETWEEN(15707; 33969)" office:value-type="float" office:value="20315">
            <text:p>20315</text:p>
          </table:table-cell>
        </table:table-row>
        <table:table-row table:style-name="ro3">
          <table:table-cell/>
          <table:table-cell office:value-type="string">
            <text:p>Robinson</text:p>
          </table:table-cell>
          <table:table-cell office:value-type="string">
            <text:p>Karen</text:p>
          </table:table-cell>
          <table:table-cell office:value-type="date" office:date-value="1972-03-09">
            <text:p>03/09/1972</text:p>
          </table:table-cell>
          <table:table-cell table:style-name="ce6" table:formula="of:=(TODAY()-[.D24])/365.25" office:value-type="float" office:value="39.4305270362765">
            <text:p>39</text:p>
          </table:table-cell>
          <table:table-cell/>
          <table:table-cell office:value-type="string">
            <text:p>98342 Juniper</text:p>
          </table:table-cell>
          <table:table-cell office:value-type="string">
            <text:p>Lexington</text:p>
          </table:table-cell>
          <table:table-cell office:value-type="string">
            <text:p>MS</text:p>
          </table:table-cell>
          <table:table-cell office:value-type="float" office:value="12345">
            <text:p>12345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  <table:table-cell/>
          <table:table-cell table:style-name="ce12" table:formula="of:=RANDBETWEEN(15707; 33969)" office:value-type="float" office:value="18247">
            <text:p>18247</text:p>
          </table:table-cell>
        </table:table-row>
        <table:table-row table:style-name="ro3">
          <table:table-cell/>
          <table:table-cell office:value-type="string">
            <text:p>Anderson</text:p>
          </table:table-cell>
          <table:table-cell office:value-type="string">
            <text:p>Patricia</text:p>
          </table:table-cell>
          <table:table-cell office:value-type="date" office:date-value="1959-08-04">
            <text:p>08/04/1959</text:p>
          </table:table-cell>
          <table:table-cell table:style-name="ce6" table:formula="of:=(TODAY()-[.D25])/365.25" office:value-type="float" office:value="52.0273785078713">
            <text:p>52</text:p>
          </table:table-cell>
          <table:table-cell office:value-type="float" office:value="4155530654">
            <text:p>(415) 553-0654</text:p>
          </table:table-cell>
          <table:table-cell office:value-type="string">
            <text:p>6938 Pine</text:p>
          </table:table-cell>
          <table:table-cell office:value-type="string">
            <text:p>Arlington</text:p>
          </table:table-cell>
          <table:table-cell office:value-type="string">
            <text:p>ID</text:p>
          </table:table-cell>
          <table:table-cell office:value-type="float" office:value="68499">
            <text:p>68499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32932">
            <text:p>32932</text:p>
          </table:table-cell>
        </table:table-row>
        <table:table-row table:style-name="ro3">
          <table:table-cell/>
          <table:table-cell office:value-type="string">
            <text:p>Lewis</text:p>
          </table:table-cell>
          <table:table-cell office:value-type="string">
            <text:p>Sandra</text:p>
          </table:table-cell>
          <table:table-cell office:value-type="date" office:date-value="1953-12-31">
            <text:p>12/31/1953</text:p>
          </table:table-cell>
          <table:table-cell table:style-name="ce6" table:formula="of:=(TODAY()-[.D26])/365.25" office:value-type="float" office:value="57.6180698151951">
            <text:p>58</text:p>
          </table:table-cell>
          <table:table-cell office:value-type="float" office:value="6235550303">
            <text:p>(623) 555-0303</text:p>
          </table:table-cell>
          <table:table-cell office:value-type="string">
            <text:p>2390 Sumac</text:p>
          </table:table-cell>
          <table:table-cell office:value-type="string">
            <text:p>Cleveland</text:p>
          </table:table-cell>
          <table:table-cell office:value-type="string">
            <text:p>NJ</text:p>
          </table:table-cell>
          <table:table-cell office:value-type="float" office:value="35167">
            <text:p>35167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29237">
            <text:p>29237</text:p>
          </table:table-cell>
        </table:table-row>
        <table:table-row table:style-name="ro3">
          <table:table-cell/>
          <table:table-cell office:value-type="string">
            <text:p>Hall</text:p>
          </table:table-cell>
          <table:table-cell office:value-type="string">
            <text:p>Sharon</text:p>
          </table:table-cell>
          <table:table-cell office:value-type="date" office:date-value="1972-12-16">
            <text:p>12/16/1972</text:p>
          </table:table-cell>
          <table:table-cell table:style-name="ce6" table:formula="of:=(TODAY()-[.D27])/365.25" office:value-type="float" office:value="38.6584531143053">
            <text:p>39</text:p>
          </table:table-cell>
          <table:table-cell office:value-type="float" office:value="2125559305">
            <text:p>(212) 555-9305</text:p>
          </table:table-cell>
          <table:table-cell office:value-type="string">
            <text:p>395 Fir</text:p>
          </table:table-cell>
          <table:table-cell office:value-type="string">
            <text:p>Winchester</text:p>
          </table:table-cell>
          <table:table-cell office:value-type="string">
            <text:p>WI</text:p>
          </table:table-cell>
          <table:table-cell office:value-type="float" office:value="42134">
            <text:p>42134</text:p>
          </table:table-cell>
          <table:table-cell office:value-type="string">
            <text:p>Manufacturing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23181">
            <text:p>23181</text:p>
          </table:table-cell>
        </table:table-row>
        <table:table-row table:style-name="ro3">
          <table:table-cell/>
          <table:table-cell office:value-type="string">
            <text:p>Garcia</text:p>
          </table:table-cell>
          <table:table-cell office:value-type="string">
            <text:p>Betty</text:p>
          </table:table-cell>
          <table:table-cell office:value-type="date" office:date-value="1968-05-24">
            <text:p>05/24/1968</text:p>
          </table:table-cell>
          <table:table-cell table:style-name="ce6" table:formula="of:=(TODAY()-[.D28])/365.25" office:value-type="float" office:value="43.2224503764545">
            <text:p>43</text:p>
          </table:table-cell>
          <table:table-cell office:value-type="float" office:value="8705552064">
            <text:p>(870) 555-2064</text:p>
          </table:table-cell>
          <table:table-cell office:value-type="string">
            <text:p>2345 Crabapple</text:p>
          </table:table-cell>
          <table:table-cell office:value-type="string">
            <text:p>Auburn</text:p>
          </table:table-cell>
          <table:table-cell office:value-type="string">
            <text:p>MD</text:p>
          </table:table-cell>
          <table:table-cell office:value-type="float" office:value="4233">
            <text:p>04233</text:p>
          </table:table-cell>
          <table:table-cell office:value-type="string">
            <text:p>Security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27522">
            <text:p>27522</text:p>
          </table:table-cell>
        </table:table-row>
        <table:table-row table:style-name="ro3">
          <table:table-cell/>
          <table:table-cell office:value-type="string">
            <text:p>Hill</text:p>
          </table:table-cell>
          <table:table-cell office:value-type="string">
            <text:p>Steven</text:p>
          </table:table-cell>
          <table:table-cell office:value-type="date" office:date-value="1973-07-21">
            <text:p>07/21/1973</text:p>
          </table:table-cell>
          <table:table-cell table:style-name="ce6" table:formula="of:=(TODAY()-[.D29])/365.25" office:value-type="float" office:value="38.0643394934976">
            <text:p>38</text:p>
          </table:table-cell>
          <table:table-cell office:value-type="float" office:value="3375553902">
            <text:p>(337) 555-3902</text:p>
          </table:table-cell>
          <table:table-cell office:value-type="string">
            <text:p>39593 Cork</text:p>
          </table:table-cell>
          <table:table-cell office:value-type="string">
            <text:p>Dover</text:p>
          </table:table-cell>
          <table:table-cell office:value-type="string">
            <text:p>NV</text:p>
          </table:table-cell>
          <table:table-cell office:value-type="float" office:value="35829">
            <text:p>35829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  <table:table-cell/>
          <table:table-cell table:style-name="ce12" table:formula="of:=RANDBETWEEN(15707; 33969)" office:value-type="float" office:value="23442">
            <text:p>23442</text:p>
          </table:table-cell>
        </table:table-row>
        <table:table-row table:style-name="ro3">
          <table:table-cell/>
          <table:table-cell office:value-type="string">
            <text:p>Clark</text:p>
          </table:table-cell>
          <table:table-cell office:value-type="string">
            <text:p>Nancy</text:p>
          </table:table-cell>
          <table:table-cell office:value-type="date" office:date-value="1963-06-16">
            <text:p>06/16/1963</text:p>
          </table:table-cell>
          <table:table-cell table:style-name="ce6" table:formula="of:=(TODAY()-[.D30])/365.25" office:value-type="float" office:value="48.1615331964408">
            <text:p>48</text:p>
          </table:table-cell>
          <table:table-cell office:value-type="float" office:value="9075559503">
            <text:p>(907) 555-9503</text:p>
          </table:table-cell>
          <table:table-cell office:value-type="string">
            <text:p>3653 Magnolia</text:p>
          </table:table-cell>
          <table:table-cell office:value-type="string">
            <text:p>Milford</text:p>
          </table:table-cell>
          <table:table-cell office:value-type="string">
            <text:p>MO</text:p>
          </table:table-cell>
          <table:table-cell office:value-type="float" office:value="36216">
            <text:p>36216</text:p>
          </table:table-cell>
          <table:table-cell office:value-type="string">
            <text:p>IT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24288">
            <text:p>24288</text:p>
          </table:table-cell>
        </table:table-row>
        <table:table-row table:style-name="ro3">
          <table:table-cell/>
          <table:table-cell office:value-type="string">
            <text:p>Adams</text:p>
          </table:table-cell>
          <table:table-cell office:value-type="string">
            <text:p>Brian</text:p>
          </table:table-cell>
          <table:table-cell office:value-type="date" office:date-value="1963-05-07">
            <text:p>05/07/1963</text:p>
          </table:table-cell>
          <table:table-cell table:style-name="ce6" table:formula="of:=(TODAY()-[.D31])/365.25" office:value-type="float" office:value="48.2710472279261">
            <text:p>48</text:p>
          </table:table-cell>
          <table:table-cell office:value-type="float" office:value="3375553054">
            <text:p>(337) 555-3054</text:p>
          </table:table-cell>
          <table:table-cell office:value-type="string">
            <text:p>3485 Hickory</text:p>
          </table:table-cell>
          <table:table-cell office:value-type="string">
            <text:p>Farmington</text:p>
          </table:table-cell>
          <table:table-cell office:value-type="string">
            <text:p>OR</text:p>
          </table:table-cell>
          <table:table-cell office:value-type="float" office:value="30267">
            <text:p>30267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18748">
            <text:p>18748</text:p>
          </table:table-cell>
        </table:table-row>
        <table:table-row table:style-name="ro3">
          <table:table-cell/>
          <table:table-cell office:value-type="string">
            <text:p>Miller</text:p>
          </table:table-cell>
          <table:table-cell office:value-type="string">
            <text:p>Charles</text:p>
          </table:table-cell>
          <table:table-cell office:value-type="date" office:date-value="1972-09-15">
            <text:p>09/15/1972</text:p>
          </table:table-cell>
          <table:table-cell table:style-name="ce6" table:formula="of:=(TODAY()-[.D32])/365.25" office:value-type="float" office:value="38.9103353867214">
            <text:p>39</text:p>
          </table:table-cell>
          <table:table-cell office:value-type="float" office:value="8585552853">
            <text:p>(858) 555-2853</text:p>
          </table:table-cell>
          <table:table-cell office:value-type="string">
            <text:p>3579 Birch</text:p>
          </table:table-cell>
          <table:table-cell office:value-type="string">
            <text:p>Madison</text:p>
          </table:table-cell>
          <table:table-cell office:value-type="string">
            <text:p>FL</text:p>
          </table:table-cell>
          <table:table-cell office:value-type="float" office:value="38596">
            <text:p>38596</text:p>
          </table:table-cell>
          <table:table-cell office:value-type="string">
            <text:p>Security</text:p>
          </table:table-cell>
          <table:table-cell office:value-type="string">
            <text:p>Group A</text:p>
          </table:table-cell>
          <table:table-cell/>
          <table:table-cell table:style-name="ce12" table:formula="of:=RANDBETWEEN(15707; 33969)" office:value-type="float" office:value="18932">
            <text:p>18932</text:p>
          </table:table-cell>
        </table:table-row>
        <table:table-row table:style-name="ro3">
          <table:table-cell/>
          <table:table-cell office:value-type="string">
            <text:p>Martin</text:p>
          </table:table-cell>
          <table:table-cell office:value-type="string">
            <text:p>Mark</text:p>
          </table:table-cell>
          <table:table-cell office:value-type="date" office:date-value="1988-12-25">
            <text:p>12/25/1988</text:p>
          </table:table-cell>
          <table:table-cell table:style-name="ce6" table:formula="of:=(TODAY()-[.D33])/365.25" office:value-type="float" office:value="22.6338124572211">
            <text:p>23</text:p>
          </table:table-cell>
          <table:table-cell office:value-type="float" office:value="9185553905">
            <text:p>(918) 555-3905</text:p>
          </table:table-cell>
          <table:table-cell office:value-type="string">
            <text:p>8743 Poplar</text:p>
          </table:table-cell>
          <table:table-cell office:value-type="string">
            <text:p>Jackson</text:p>
          </table:table-cell>
          <table:table-cell office:value-type="string">
            <text:p>LA</text:p>
          </table:table-cell>
          <table:table-cell office:value-type="float" office:value="38596">
            <text:p>38596</text:p>
          </table:table-cell>
          <table:table-cell office:value-type="string">
            <text:p>Manufacturing</text:p>
          </table:table-cell>
          <table:table-cell office:value-type="string">
            <text:p>Group A</text:p>
          </table:table-cell>
          <table:table-cell/>
          <table:table-cell table:style-name="ce12" table:formula="of:=RANDBETWEEN(15707; 33969)" office:value-type="float" office:value="25311">
            <text:p>25311</text:p>
          </table:table-cell>
        </table:table-row>
        <table:table-row table:style-name="ro3">
          <table:table-cell/>
          <table:table-cell office:value-type="string">
            <text:p>Harris</text:p>
          </table:table-cell>
          <table:table-cell office:value-type="string">
            <text:p>Daniel</text:p>
          </table:table-cell>
          <table:table-cell office:value-type="date" office:date-value="1967-09-15">
            <text:p>09/15/1967</text:p>
          </table:table-cell>
          <table:table-cell table:style-name="ce6" table:formula="of:=(TODAY()-[.D34])/365.25" office:value-type="float" office:value="43.9123887748118">
            <text:p>44</text:p>
          </table:table-cell>
          <table:table-cell/>
          <table:table-cell office:value-type="string">
            <text:p>1134 Pinacceae</text:p>
          </table:table-cell>
          <table:table-cell office:value-type="string">
            <text:p>Clayton</text:p>
          </table:table-cell>
          <table:table-cell office:value-type="string">
            <text:p>KY</text:p>
          </table:table-cell>
          <table:table-cell office:value-type="float" office:value="35829">
            <text:p>35829</text:p>
          </table:table-cell>
          <table:table-cell office:value-type="string">
            <text:p>Manufacturing</text:p>
          </table:table-cell>
          <table:table-cell office:value-type="string">
            <text:p>Group B</text:p>
          </table:table-cell>
          <table:table-cell/>
          <table:table-cell table:style-name="ce12" table:formula="of:=RANDBETWEEN(15707; 33969)" office:value-type="float" office:value="30348">
            <text:p>30348</text:p>
          </table:table-cell>
        </table:table-row>
        <table:table-row table:style-name="ro1" table:number-rows-repeated="1048541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 number:title="U.S. Phone Number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21" number:title="US Zip">
      <number:number number:decimal-places="0" number:min-integer-digits="5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08/14/2011</text:date>, <text:time>15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56S</meta:editing-duration>
    <meta:editing-cycles>10</meta:editing-cycles>
    <meta:generator>LibreOffice/3.4$Win32 LibreOffice_project/340m1$Build-12</meta:generator>
    <dc:date>2011-08-14T15:28:58.53</dc:date>
    <meta:document-statistic meta:table-count="1" meta:cell-count="376" meta:object-count="0"/>
    <meta:user-defined meta:name="Info 1"/>
    <meta:user-defined meta:name="Info 2"/>
    <meta:user-defined meta:name="Info 3"/>
    <meta:user-defined meta:name="Info 4"/>
  </office:meta>
</office:document-meta>
</file>